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81b51" officeooo:paragraph-rsid="00081b51"/>
    </style:style>
    <style:style style:name="P2" style:family="paragraph" style:parent-style-name="Preformatted_20_Text">
      <style:text-properties fo:font-size="15pt" officeooo:rsid="00081b51" officeooo:paragraph-rsid="00081b51" style:font-size-asian="15pt" style:font-size-complex="15pt"/>
    </style:style>
    <style:style style:name="P3" style:family="paragraph" style:parent-style-name="Preformatted_20_Text">
      <style:text-properties fo:font-size="15pt" officeooo:rsid="00085eec" officeooo:paragraph-rsid="00081b51" style:font-size-asian="15pt" style:font-size-complex="15pt"/>
    </style:style>
    <style:style style:name="P4" style:family="paragraph" style:parent-style-name="Preformatted_20_Text">
      <style:paragraph-properties fo:break-before="page"/>
      <style:text-properties fo:font-size="15pt" officeooo:rsid="00081b51" officeooo:paragraph-rsid="00081b51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369 鞏金的內褲</text:p>
        <text:p text:style-name="P2"/>
        <text:p text:style-name="P2">鞏金的內褲</text:p>
        <text:p text:style-name="P2">Khōng-kim ê lāi-khòo</text:p>
        <text:p text:style-name="P3"/>
        <text:p text:style-name="P3"/>
        <text:p text:style-name="P2">「我厝揣好矣，</text:p>
        <text:p text:style-name="P2">“Guá tshù tshuē hó --ah, </text:p>
        <text:p text:style-name="P2"/>
        <text:p text:style-name="P2">後禮拜欲搬，</text:p>
        <text:p text:style-name="P2">āu lé-pài beh puann, </text:p>
        <text:p text:style-name="P2"/>
        <text:p text:style-name="P2">你敢會使來共我鬥搬？」</text:p>
        <text:p text:style-name="P2">lí kám ē-sái lâi kā guá tàu puann?”</text:p>
        <text:p text:style-name="P2"/>
        <text:p text:style-name="P2"/>
        <text:p text:style-name="P2"/>
        <text:p text:style-name="P2">「好啊！</text:p>
        <text:p text:style-name="P2">“Hó --ah! </text:p>
        <text:p text:style-name="P2"/>
        <text:p text:style-name="P2">後禮拜當時？</text:p>
        <text:p text:style-name="P2">Āu lé-pài tang-sî? </text:p>
        <text:p text:style-name="P2"/>
        <text:p text:style-name="P2">我來借一台發財仔來共你鬥搬。」</text:p>
        <text:p text:style-name="P2">Guá lâi tsioh tsi̍t tâi huat-tsâi-á lâi kā lí tàu puann.”</text:p>
        <text:p text:style-name="P2"/>
        <text:p text:style-name="P2"/>
        <text:p text:style-name="P2"/>
        <text:p text:style-name="P2">論真講起來，</text:p>
        <text:p text:style-name="P2">Lūn-tsin kóng--khí-lâi, </text:p>
        <text:p text:style-name="P2"/>
        <text:p text:style-name="P2">#春美仔#是阮班的上媠的</text:p>
        <text:p text:style-name="P2">#Tshun-bí-á# sī guán pan ê siōng suí ê </text:p>
        <text:p text:style-name="P2">查某囡仔頭三名內的，</text:p>
        <text:p text:style-name="P2">tsa-bóo gín-á thâu sann miâ lāi --ê, </text:p>
        <text:p text:style-name="P2"/>
        <text:p text:style-name="P2">規學校算起來有頭五名內媠的。</text:p>
        <text:p text:style-name="P2">kui ha̍k-hāu sǹg--khí-lâi ū thâu gōo miâ lāi suí --ê. </text:p>
        <text:p text:style-name="P2"/>
        <text:p text:style-name="P2">真濟痟豬哥攏咧數想欲佮伊按怎，</text:p>
        <text:p text:style-name="P2">Tsin tsē siáu-ti-ko lóng teh siàu-siūnn beh kah i án-tsuánn, </text:p>
        <text:p text:style-name="P2"/>
        <text:p text:style-name="P2">對入學到今欲半年已經風聲講</text:p>
        <text:p text:style-name="P2">tuì ji̍p-ha̍k kàu-tann beh puànn-nî í-king hong-siann kóng </text:p>
        <text:p text:style-name="P2"/>
        <text:p text:style-name="P2">愛袂著的三、四十个，</text:p>
        <text:p text:style-name="P2">ài bē tio̍h --ê sann, sì-tsa̍p ê, </text:p>
        <text:p text:style-name="P2"/>
        <text:p text:style-name="P2">一个自殺無死咧蹛院。</text:p>
        <text:p text:style-name="P2">tsi̍t ê tsū-sat bô sí teh tuà-īnn. </text:p>
        <text:p text:style-name="P2"/>
        <text:p text:style-name="P2">三个痟去，</text:p>
        <text:p text:style-name="P2">Sann ê siáu--khì, </text:p>
        <text:p text:style-name="P2"/>
        <text:p text:style-name="P2">一个關佇痟病院，</text:p>
        <text:p text:style-name="P2">tsi̍t ê kuainn tī siáu-pēnn-īnn, </text:p>
        <text:p text:style-name="P2"/>
        <text:p text:style-name="P2">一个關佇厝內毋敢出門，</text:p>
        <text:p text:style-name="P2">tsi̍t ê kuainn tī tshù-lāi m̄ kánn tshut-mn̂g, </text:p>
        <text:p text:style-name="P2"/>
        <text:p text:style-name="P2">閣一个痟藥仔照三頓食，</text:p>
        <text:p text:style-name="P2">koh tsi̍t ê siáu-io̍h-á tsiàu sann tǹg tsia̍h, </text:p>
        <text:p text:style-name="P2"/>
        <text:p text:style-name="P2">才敢來學校。</text:p>
        <text:p text:style-name="P2">tsiah kánn lâi ha̍k-hāu. </text:p>
        <text:p text:style-name="P2"><text:soft-page-break/></text:p>
        <text:p text:style-name="P2">五个走去補習班重考，</text:p>
        <text:p text:style-name="P2">Gōo ê tsáu khì póo-si̍p-pan tîng khó, </text:p>
        <text:p text:style-name="P2"/>
        <text:p text:style-name="P2">欲去讀別間，</text:p>
        <text:p text:style-name="P2">beh khì tha̍k pa̍t king, </text:p>
        <text:p text:style-name="P2"/>
        <text:p text:style-name="P2">賰的假做無這項代誌，</text:p>
        <text:p text:style-name="P2">tshun--ê ké-tsò bô tsit hāng tāi-tsì, </text:p>
        <text:p text:style-name="P2"/>
        <text:p text:style-name="P2">看著春美仔就學蝦仔倒彈噴甲遠遠遠。</text:p>
        <text:p text:style-name="P2">khuànn-tio̍h Tshun-bí-á tō o̍h hê-á tò-tuānn phùn kah hn̄g-hn̄g-hn̄g. </text:p>
        <text:p text:style-name="P2"/>
        <text:p text:style-name="P2">我遮爾正經的人才袂去想遐有的無的，</text:p>
        <text:p text:style-name="P2">Guá tsiah-nī tsìng-king ê lâng tsiah bē khì siūnn hia ū--ê bô--ê, </text:p>
        <text:p text:style-name="P2"/>
        <text:p text:style-name="P2">春美仔若會佮我相借問我就真歡喜矣。</text:p>
        <text:p text:style-name="P2">Tshun-bí-á nā ē kah guá sio tsioh-mn̄g guá tō tsin huann-hí --ah.</text:p>
        <text:p text:style-name="P2"/>
        <text:p text:style-name="P2"/>
        <text:p text:style-name="P2"/>
        <text:p text:style-name="P2"/>
        <text:p text:style-name="P2">正港oo-tóo-khooh的價值就是，</text:p>
        <text:p text:style-name="P2">Tsiànn-káng oo-tóo-khooh ê kè-ta̍t tō sī, </text:p>
        <text:p text:style-name="P2"/>
        <text:p text:style-name="P2">予 lady 拜託，</text:p>
        <text:p text:style-name="P2">hōo #lady# pài-thok, </text:p>
        <text:p text:style-name="P2"/>
        <text:p text:style-name="P2">拚死就愛做甲到。</text:p>
        <text:p text:style-name="P2">piànn-sí tō ài tsò kah kàu. </text:p>
        <text:p text:style-name="P2"/>
        <text:p text:style-name="P2">我遮爾勇壯的人，</text:p>
        <text:p text:style-name="P2">Guá tsiah-nī ióng-tsòng ê lâng, </text:p>
        <text:p text:style-name="P2"/>
        <text:p text:style-name="P2">搬厝就像桌頂咧拈柑，</text:p>
        <text:p text:style-name="P2">puann-tshù tō tshiūnn toh-tíng teh ni kam, </text:p>
        <text:p text:style-name="P2"/>
        <text:p text:style-name="P2">無隨共#lady#應好哪會使！</text:p>
        <text:p text:style-name="P2">bô suî kā #lady# ìn hó ná ē-sái!</text:p>
        <text:p text:style-name="P2"/>
        <text:p text:style-name="P2"/>
        <text:p text:style-name="P2"/>
        <text:p text:style-name="P2">「哪會雄雄欲搬？</text:p>
        <text:p text:style-name="P2">“Ná ē hiông-hiông beh puann? </text:p>
        <text:p text:style-name="P2"/>
        <text:p text:style-name="P2">咧學寮逐个相看頭看尾毋是較好勢？」</text:p>
        <text:p text:style-name="P2">Teh ha̍k-liâu ta̍k ê sio khuànn-thâu-khuànn-bué m̄ sī khah hó-sè?”</text:p>
        <text:p text:style-name="P2"/>
        <text:p text:style-name="P2"/>
        <text:p text:style-name="P2">我真正想的是，</text:p>
        <text:p text:style-name="P2">Guá tsin-tsiànn siūnn--ê sī, </text:p>
        <text:p text:style-name="P2"/>
        <text:p text:style-name="P2">像你遮媠的查某囡仔，</text:p>
        <text:p text:style-name="P2">tshiūnn lí tsiah suí ê tsa-bóo gín-á, </text:p>
        <text:p text:style-name="P2"/>
        <text:p text:style-name="P2">佇外口敢袂出代誌。</text:p>
        <text:p text:style-name="P2">tī guā-kháu kám bē tshut tāi-tsì.</text:p>
        <text:p text:style-name="P2"><text:soft-page-break/></text:p>
        <text:p text:style-name="P2"/>
        <text:p text:style-name="P2"/>
        <text:p text:style-name="P2"/>
        <text:p text:style-name="P2">「厝是咧蹛人的，</text:p>
        <text:p text:style-name="P2">“Tshù sī teh tuà lâng ê, </text:p>
        <text:p text:style-name="P2"/>
        <text:p text:style-name="P2">毋是咧關人的，</text:p>
        <text:p text:style-name="P2">m̄ sī teh kuainn lâng ê, </text:p>
        <text:p text:style-name="P2"/>
        <text:p text:style-name="P2">人是來讀冊的，</text:p>
        <text:p text:style-name="P2">lâng sī lâi tha̍k-tsheh ê, </text:p>
        <text:p text:style-name="P2"/>
        <text:p text:style-name="P2">毋是做䆀代誌予人掠來關。</text:p>
        <text:p text:style-name="P2">m̄ sī tsò bái tāi-tsì hōo lâng lia̍h lâi kuainn. </text:p>
        <text:p text:style-name="P2"/>
        <text:p text:style-name="P2">出門買一下仔物件著愛揹規捾鎖匙，</text:p>
        <text:p text:style-name="P2">Tshut-mn̂g bé tsi̍t-ē-á mi̍h-kiānn tio̍h-ài phāinn kui kuānn só-sî, </text:p>
        <text:p text:style-name="P2"/>
        <text:p text:style-name="P2">出入愛開四、五个鎖頭。</text:p>
        <text:p text:style-name="P2">tshut-ji̍p ài khui sì, gōo ê só-thâu. </text:p>
        <text:p text:style-name="P2"/>
        <text:p text:style-name="P2">時間到，</text:p>
        <text:p text:style-name="P2">Sî-kan kàu, </text:p>
        <text:p text:style-name="P2"/>
        <text:p text:style-name="P2">會閂會鎖的攏關死死，</text:p>
        <text:p text:style-name="P2">ē tshuànn ē só--ê lóng kuainn sí-sí, </text:p>
        <text:p text:style-name="P2"/>
        <text:p text:style-name="P2">阮兜 Kuro 的狗厝嘛毋捌咧鎖。」</text:p>
        <text:p text:style-name="P2">guán tau <text:s/>Kuro <text:s/>ê káu tshù mā m̄ bat teh só.”</text:p>
        <text:p text:style-name="P2"/>
        <text:p text:style-name="P2"/>
        <text:p text:style-name="P2"/>
        <text:p text:style-name="P2"/>
        <text:p text:style-name="P2">#春美仔#講甲足憤慨。</text:p>
        <text:p text:style-name="P2">#Tshun-bí-á# kóng kah tsiok hùn-khài. </text:p>
        <text:p text:style-name="P2"/>
        <text:p text:style-name="P2">伊毋但人媠，</text:p>
        <text:p text:style-name="P2">I m̄-nā lâng suí, </text:p>
        <text:p text:style-name="P2"/>
        <text:p text:style-name="P2">頭殼嘛足巧，</text:p>
        <text:p text:style-name="P2">thâu-khak mā tsiok khiáu, </text:p>
        <text:p text:style-name="P2"/>
        <text:p text:style-name="P2">個性好甲逐个攏真好鬥陣。</text:p>
        <text:p text:style-name="P2">kò-sìng hó kah ta̍k ê lóng tsin hó tàu-tīn. </text:p>
        <text:p text:style-name="P2"/>
        <text:p text:style-name="P2">才會遮濟痟豬哥一下仔就共趨落去！</text:p>
        <text:p text:style-name="P2">Tsiah ē tsiah tsē siáu-ti-ko tsi̍t-ē-á tō kā tshu--lo̍h-khì! </text:p>
        <text:p text:style-name="P2"/>
        <text:p text:style-name="P2">遮爾好的查某囡仔，</text:p>
        <text:p text:style-name="P2">Tsiah-nī hó ê tsa-bóo gín-á, </text:p>
        <text:p text:style-name="P2"/>
        <text:p text:style-name="P2">愛好好仔佮伊做伙，</text:p>
        <text:p text:style-name="P2">ài hó-hó-á kah i tsò-hué, </text:p>
        <text:p text:style-name="P2"/>
        <text:p text:style-name="P2">袂使烏白趨落去，</text:p>
        <text:p text:style-name="P2">bē-sái oo-pe̍h tshu--lo̍h-khì, </text:p>
        <text:p text:style-name="P2"/>
        <text:p text:style-name="P2">我一定會認真共鬥相共。</text:p>
        <text:p text:style-name="P2">guá it-tīng ē jīn-tsin kā tàu-sann-kāng. </text:p>
        <text:p text:style-name="P2"/>
        <text:p text:style-name="P2"/>
        <text:p text:style-name="P2"/>
        <text:p text:style-name="P2"/>
        <text:p text:style-name="P2"/>
        <text:p text:style-name="P4">「規間查某學寮關死死嘛是無效，</text:p>
        <text:p text:style-name="P2">“Kui king tsa-bóo ha̍k-liâu kuainn sí-sí mā sī bô-hāu, </text:p>
        <text:p text:style-name="P2"/>
        <text:p text:style-name="P2">不時咧著賊偷，</text:p>
        <text:p text:style-name="P2">put-sî teh tio̍h-tsha̍t-thau, </text:p>
        <text:p text:style-name="P2"/>
        <text:p text:style-name="P2">已經幾若擺矣，</text:p>
        <text:p text:style-name="P2">í-king kuí-nā pái --ah, </text:p>
        <text:p text:style-name="P2"/>
        <text:p text:style-name="P2">講欲掠攏掠袂著，</text:p>
        <text:p text:style-name="P2">kóng beh lia̍h lóng lia̍h bē tio̍h, </text:p>
        <text:p text:style-name="P2"/>
        <text:p text:style-name="P2">為著學校的名聲閣毋敢報警察！</text:p>
        <text:p text:style-name="P2">uī-tio̍h ha̍k-hāu ê miâ-siann koh m̄ kánn pò kíng-tshat! </text:p>
        <text:p text:style-name="P2"/>
        <text:p text:style-name="P2">有夠惱的！」</text:p>
        <text:p text:style-name="P2">Ū-kàu lóo--ê!”</text:p>
        <text:p text:style-name="P2"/>
        <text:p text:style-name="P2"/>
        <text:p text:style-name="P2"/>
        <text:p text:style-name="P2"/>
        <text:p text:style-name="P2">「你有啥物物件予人摒去無？」</text:p>
        <text:p text:style-name="P2">“Lí ū siánn-mih mi̍h-kiānn hōo lâng piànn--khì --bô?” </text:p>
        <text:p text:style-name="P2"/>
        <text:p text:style-name="P2">我問甲足緊張的。</text:p>
        <text:p text:style-name="P2">guá mn̄g kah tsiok kín-tiunn--ê.</text:p>
        <text:p text:style-name="P2"/>
        <text:p text:style-name="P2"/>
        <text:p text:style-name="P2"/>
        <text:p text:style-name="P2">#春美仔#的粉粉幼幼的喙䫌</text:p>
        <text:p text:style-name="P2">#Tshun-bí-á# ê hún-hún iù-iù ê tshuì-phué </text:p>
        <text:p text:style-name="P2"/>
        <text:p text:style-name="P2">若蠘仔沖著滾水沓沓仔紅起來，</text:p>
        <text:p text:style-name="P2">ná tshi̍h-á tshiâng-tio̍h kún-tsuí ta̍uh-ta̍uh-á âng --khí-lâi, </text:p>
        <text:p text:style-name="P2"/>
        <text:p text:style-name="P2">紅絳絳的喙䫌若拄仔炊好的麵龜，</text:p>
        <text:p text:style-name="P2">âng-kòng-kòng ê tshuì-phué ná tú-á tshue hó ê mī-ku,</text:p>
        <text:p text:style-name="P2"/>
        <text:p text:style-name="P2">燒甲強欲衝煙的形，</text:p>
        <text:p text:style-name="P2">sio kah kiōng-beh tshìng ian ê hîng, </text:p>
        <text:p text:style-name="P2"/>
        <text:p text:style-name="P2">看著伊面紅起來，</text:p>
        <text:p text:style-name="P2">khuànn-tio̍h i bīn âng--khí-lâi, </text:p>
        <text:p text:style-name="P2"/>
        <text:p text:style-name="P2">哪會我的喙䫌嘛愈來愈燒，</text:p>
        <text:p text:style-name="P2">ná ē guá ê tshuì-phué mā jú lâi jú sio, </text:p>
        <text:p text:style-name="P2"/>
        <text:p text:style-name="P2">我遮爾正經的人，</text:p>
        <text:p text:style-name="P2">guá tsiah-nī tsìng-king ê lâng, </text:p>
        <text:p text:style-name="P2"/>
        <text:p text:style-name="P2">哪會害一个查某囡仔的面紅甲這款的，</text:p>
        <text:p text:style-name="P2">ná ē hāi tsi̍t ê tsa-bóo gín-á ê bīn âng kah tsit khuánn--ê, </text:p>
        <text:p text:style-name="P2"/>
        <text:p text:style-name="P2">我敢有講著袂使講的話？</text:p>
        <text:p text:style-name="P2">guá kám ū kóng-tio̍h bē-sái kóng ê uē? </text:p>
        <text:p text:style-name="P2"/>
        <text:p text:style-name="P2">無啦！</text:p>
        <text:p text:style-name="P2">Bô --lah! </text:p>
        <text:p text:style-name="P2"/>
        <text:p text:style-name="P2"/>
        <text:p text:style-name="P4">我干焦問伊有物件</text:p>
        <text:p text:style-name="P2">Guá kan-na mn̄g i ū mi̍h-kiānn </text:p>
        <text:p text:style-name="P2"/>
        <text:p text:style-name="P2">予賊仔脯勍去無，</text:p>
        <text:p text:style-name="P2">hōo tsha̍t-á-póo khiang--khì --bô, </text:p>
        <text:p text:style-name="P2"/>
        <text:p text:style-name="P2">敢講我有啥物會予查某囡仔</text:p>
        <text:p text:style-name="P2">kám-kóng guá ū siánn-mih ē hōo tsa-bóo gín-á </text:p>
        <text:p text:style-name="P2"/>
        <text:p text:style-name="P2">歹勢的物件佇身軀頂，</text:p>
        <text:p text:style-name="P2">pháinn-sè ê mi̍h-kiānn tī sin-khu-tíng, </text:p>
        <text:p text:style-name="P2"/>
        <text:p text:style-name="P2">緊向落去看褲頭有結好勢無......</text:p>
        <text:p text:style-name="P2">kín ànn lo̍h-khì khuànn khòo-thâu ū kat hó-sè bô......</text:p>
        <text:p text:style-name="P2"/>
        <text:p text:style-name="P2"/>
        <text:p text:style-name="P2"/>
        <text:p text:style-name="P2"/>
        <text:p text:style-name="P2">「Mh......」</text:p>
        <text:p text:style-name="P2">“Mh......” </text:p>
        <text:p text:style-name="P2"/>
        <text:p text:style-name="P2">我欲向落去看的時，</text:p>
        <text:p text:style-name="P2">guá beh ànn lo̍h-khì khuànn ê sî, </text:p>
        <text:p text:style-name="P2"/>
        <text:p text:style-name="P2">#春美仔#就出聲欲講，</text:p>
        <text:p text:style-name="P2">#Tshun-bí-á# tō tshut-siann beh kóng, </text:p>
        <text:p text:style-name="P2"/>
        <text:p text:style-name="P2">我緊共頭越轉來看伊紅絳絳的面。</text:p>
        <text:p text:style-name="P2">guá kín kā thâu ua̍t tńg-lâi khuànn i âng-kòng-kòng ê bīn. </text:p>
        <text:p text:style-name="P2"/>
        <text:p text:style-name="P2">無看著褲頭有結好勢無，</text:p>
        <text:p text:style-name="P2">Bô khuànn-tio̍h khòo-thâu ū kat hó-sè --bô, </text:p>
        <text:p text:style-name="P2"/>
        <text:p text:style-name="P2">我的心肝 phi̍h-pho̍k-tsháinn。</text:p>
        <text:p text:style-name="P2">guá ê sim-kuann phi̍h-pho̍k-tsháinn. </text:p>
        <text:p text:style-name="P2"/>
        <text:p text:style-name="P2">足驚予伊知影我咧煩惱啥。</text:p>
        <text:p text:style-name="P2">Tsiok kiann hōo i tsai-iánn guá teh huân-ló siánn.</text:p>
        <text:p text:style-name="P2"/>
        <text:p text:style-name="P2"/>
        <text:p text:style-name="P2"/>
        <text:p text:style-name="P2"/>
        <text:p text:style-name="P2">「一寡衫仔褲無去爾，</text:p>
        <text:p text:style-name="P2">“Tsi̍t-kuá sann-á-khòo bô--khì niā, </text:p>
        <text:p text:style-name="P2"/>
        <text:p text:style-name="P2">較要緊的物件攏有佇咧，</text:p>
        <text:p text:style-name="P2">khah iàu-kín ê mi̍h-kiānn lóng ū tī --leh, </text:p>
        <text:p text:style-name="P2"/>
        <text:p text:style-name="P2">錢嘛攏好好，</text:p>
        <text:p text:style-name="P2">tsînn mā lóng hó-hó, </text:p>
        <text:p text:style-name="P2"/>
        <text:p text:style-name="P2">無拍毋去，</text:p>
        <text:p text:style-name="P2">bô phah-m̄-khì, </text:p>
        <text:p text:style-name="P2"/>
        <text:p text:style-name="P2">開去的較濟。」</text:p>
        <text:p text:style-name="P2">khai--khì ê khah tsē.”</text:p>
        <text:p text:style-name="P2"/>
        <text:p text:style-name="P2"/>
        <text:p text:style-name="P2"/>
        <text:p text:style-name="P2"/>
        <text:p text:style-name="P2"/>
        <text:p text:style-name="P4">「佳哉！</text:p>
        <text:p text:style-name="P2">“Ka-tsài! </text:p>
        <text:p text:style-name="P2"/>
        <text:p text:style-name="P2">若是錢，</text:p>
        <text:p text:style-name="P2">Nā-sī tsînn, </text:p>
        <text:p text:style-name="P2"/>
        <text:p text:style-name="P2">有較要緊的物件予人勍去，</text:p>
        <text:p text:style-name="P2">ū khah iàu-kín ê mi̍h-kiānn hōo lâng khiang--khì, </text:p>
        <text:p text:style-name="P2"/>
        <text:p text:style-name="P2">會使共我講。」</text:p>
        <text:p text:style-name="P2">ē-sái kā guá kóng.”</text:p>
        <text:p text:style-name="P2"/>
        <text:p text:style-name="P2"/>
        <text:p text:style-name="P2"/>
        <text:p text:style-name="P2"/>
        <text:p text:style-name="P2">伊講煞我隨知影毋是我害伊歹勢，</text:p>
        <text:p text:style-name="P2">I kóng suah guá suî tsai-iánn m̄ sī guá hāi i pháinn-sè, </text:p>
        <text:p text:style-name="P2"/>
        <text:p text:style-name="P2">「佳哉」 毋是我害伊歹勢！</text:p>
        <text:p text:style-name="P2">“ka-tsài” m̄ sī guá hāi i pháinn-sè! </text:p>
        <text:p text:style-name="P2"/>
        <text:p text:style-name="P2">硩佇心肝頭彼包紅毛塗，</text:p>
        <text:p text:style-name="P2">Teh tī sim-kuann-thâu hit pau âng-mn̂g-thôo, </text:p>
        <text:p text:style-name="P2"/>
        <text:p text:style-name="P2">雄雄變賰紙橐仔遐輕。</text:p>
        <text:p text:style-name="P2">hiông-hiông piàn tshun tsuá-lok-á hiah khin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1b51" officeooo:paragraph-rsid="00081b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9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17:36.000234500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98" meta:word-count="1615" meta:character-count="4589" meta:non-whitespace-character-count="3980"/>
  </office:meta>
</office:document-meta>
</file>